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2C0000012CEEBF1DB4.png" manifest:media-type="image/png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Pictures/100002010000010800000107E28786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9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1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2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4" style:family="graphic" style:parent-style-name="standard">
      <style:graphic-properties svg:stroke-width="0.102cm" svg:stroke-color="#008000" draw:marker-start-width="0.352cm" draw:marker-end-width="0.352cm" draw:fill="hatch" draw:fill-color="#008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hatch" draw:fill-color="#ff0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hatch" draw:fill-color="#008000" draw:fill-hatch-name="Black_20_45_20_Degrees"/>
      <style:paragraph-properties fo:text-align="center"/>
    </style:style>
    <style:style style:name="P9" style:family="paragraph">
      <loext:graphic-properties draw:fill="hatch" draw:fill-color="#ff0000" draw:fill-hatch-name="Black_20_45_20_Degrees"/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4cm" svg:height="2.54cm" svg:x="17.737cm" svg:y="4.805cm">
          <draw:image xlink:href="Pictures/100002010000010800000107E28786C9.png" xlink:type="simple" xlink:show="embed" xlink:actuate="onLoad">
            <text:p/>
          </draw:image>
        </draw:frame>
        <draw:frame draw:style-name="gr3" draw:text-style-name="P2" draw:layer="layout" svg:width="2.54cm" svg:height="2.54cm" svg:x="21.031cm" svg:y="14.85cm">
          <draw:image xlink:href="Pictures/100002010000010800000107E28786C9.png" xlink:type="simple" xlink:show="embed" xlink:actuate="onLoad">
            <text:p/>
          </draw:image>
        </draw:frame>
        <draw:frame draw:style-name="gr4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4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5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6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6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6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6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4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6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7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8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5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6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7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6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9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3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ustom-shape draw:style-name="gr11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838cm" svg:height="0.838cm" svg:x="23.34cm" svg:y="17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838cm" svg:height="0.838cm" svg:x="16.179cm" svg:y="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838cm" svg:height="0.838cm" svg:x="9.939cm" svg:y="17.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38cm" svg:height="0.838cm" svg:x="10.751cm" svg:y="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838cm" svg:height="0.838cm" svg:x="1.966cm" svg:y="17.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38cm" svg:height="0.838cm" svg:x="2.778cm" svg:y="7.5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07cm" svg:height="2.007cm" svg:x="17.816cm" svg:y="15.084cm">
          <draw:image xlink:href="Pictures/100002010000012C0000012CEEBF1DB4.png" xlink:type="simple" xlink:show="embed" xlink:actuate="onLoad">
            <text:p/>
          </draw:image>
        </draw:frame>
        <draw:frame draw:style-name="gr3" draw:text-style-name="P2" draw:layer="layout" svg:width="2.007cm" svg:height="2.007cm" svg:x="21.166cm" svg:y="5.034cm">
          <draw:image xlink:href="Pictures/100002010000012C0000012CEEBF1D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46:04.004768056</dc:date>
    <meta:editing-duration>PT13M50S</meta:editing-duration>
    <meta:editing-cycles>11</meta:editing-cycles>
    <meta:generator>LibreOffice/4.4.0.3$Linux_x86 LibreOffice_project/de093506bcdc5fafd9023ee680b8c60e3e0645d7</meta:generator>
    <meta:document-statistic meta:object-count="51"/>
  </office:meta>
</office:document-meta>
</file>